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36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2652083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2">
            <text:p>Servo</text:p>
          </table:table-cell>
          <table:table-cell office:value-type="string" table:style-name="ce2">
            <text:p>Position 1 PWM</text:p>
          </table:table-cell>
          <table:table-cell office:value-type="string" table:style-name="ce2">
            <text:p>Position 2 PWM</text:p>
          </table:table-cell>
          <table:table-cell office:value-type="string" table:style-name="ce2">
            <text:p>Position 1 Angle</text:p>
          </table:table-cell>
          <table:table-cell office:value-type="string" table:style-name="ce2">
            <text:p>Position 2 Angle</text:p>
          </table:table-cell>
          <table:table-cell office:value-type="string" table:style-name="ce2">
            <text:p>Slope (pwm/deg)</text:p>
          </table:table-cell>
          <table:table-cell office:value-type="string" table:style-name="ce3">
            <text:p>Center PWM Val</text:p>
          </table:table-cell>
          <table:table-cell office:value-type="string" table:style-name="ce3">
            <text:p>Calculated Angle at Center PWM Value</text:p>
          </table:table-cell>
          <table:table-cell office:value-type="string" table:style-name="ce2">
            <text:p>PWM val for negative max servo angle from center</text:p>
          </table:table-cell>
          <table:table-cell office:value-type="string" table:style-name="ce2">
            <text:p>PWM val for max servo angle from center</text:p>
          </table:table-cell>
          <table:table-cell office:value-type="string" table:style-name="ce3">
            <text:p>Range</text:p>
          </table:table-cell>
          <table:table-cell office:value-type="string" table:style-name="ce3">
            <text:p>Direction</text:p>
          </table:table-cell>
          <table:table-cell office:value-type="string" table:style-name="ce2">
            <text:p>Link Description</text:p>
          </table:table-cell>
          <table:table-cell table:number-columns-repeated="16371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122" table:style-name="ce1">
            <text:p>122</text:p>
          </table:table-cell>
          <table:table-cell office:value-type="float" office:value="348" table:style-name="ce1">
            <text:p>348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.5111111111111111" table:formula="of:=([.C2]-[.B2])/([.E2]-[.D2])" table:style-name="ce4">
            <text:p>2.51</text:p>
          </table:table-cell>
          <table:table-cell office:value-type="float" office:value="306" table:style-name="ce5">
            <text:p>306</text:p>
          </table:table-cell>
          <table:table-cell office:value-type="float" office:value="73.274336283185846" table:formula="of:=([.G2]-[.B2])/[.F2]+[.D2]" table:style-name="ce6">
            <text:p>73.27</text:p>
          </table:table-cell>
          <table:table-cell office:value-type="float" office:value="98.833333333333343" table:formula="of:=(-[.$B$15]*[.F2])+[.G2]" table:style-name="ce4">
            <text:p>98.83</text:p>
          </table:table-cell>
          <table:table-cell office:value-type="float" office:value="513.16666666666663" table:formula="of:=([.$B$15]*[.F2])+[.G2]" table:style-name="ce4">
            <text:p>513.17</text:p>
          </table:table-cell>
          <table:table-cell office:value-type="float" office:value="414.33333333333326" table:formula="of:=ABS([.J2]-[.I2])" table:style-name="ce7">
            <text:p>414.3</text:p>
          </table:table-cell>
          <table:table-cell office:value-type="float" office:value="1" table:formula="of:=SIGN([.F2])" table:style-name="ce5">
            <text:p>1</text:p>
          </table:table-cell>
          <table:table-cell office:value-type="string" table:style-name="ce1">
            <text:p>Right front lower leg</text:p>
          </table:table-cell>
          <table:table-cell office:value-type="string" table:style-name="ce1">
            <text:p>Values in<text:s/><text:span text:style-name="T2">bold</text:span><text:s/>used for servo configuration</text:p>
          </table:table-cell>
          <table:table-cell table:number-columns-repeated="16370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71" table:style-name="ce1">
            <text:p>371</text:p>
          </table:table-cell>
          <table:table-cell office:value-type="float" office:value="147" table:style-name="ce1">
            <text:p>147</text:p>
          </table:table-cell>
          <table:table-cell office:value-type="float" office:value="0" table:style-name="ce1">
            <text:p>0</text:p>
          </table:table-cell>
          <table:table-cell office:value-type="float" office:value="-90" table:style-name="ce1">
            <text:p>-90</text:p>
          </table:table-cell>
          <table:table-cell office:value-type="float" office:value="2.4888888888888889" table:formula="of:=([.C3]-[.B3])/([.E3]-[.D3])" table:style-name="ce4">
            <text:p>2.49</text:p>
          </table:table-cell>
          <table:table-cell office:value-type="float" office:value="306" table:style-name="ce5">
            <text:p>306</text:p>
          </table:table-cell>
          <table:table-cell office:value-type="float" office:value="-26.116071428571427" table:formula="of:=([.G3]-[.B3])/[.F3]+[.D3]" table:style-name="ce6">
            <text:p>-26.12</text:p>
          </table:table-cell>
          <table:table-cell office:value-type="float" office:value="100.66666666666666" table:formula="of:=(-[.$B$15]*[.F3])+[.G3]" table:style-name="ce4">
            <text:p>100.67</text:p>
          </table:table-cell>
          <table:table-cell office:value-type="float" office:value="511.33333333333337" table:formula="of:=([.$B$15]*[.F3])+[.G3]" table:style-name="ce4">
            <text:p>511.33</text:p>
          </table:table-cell>
          <table:table-cell office:value-type="float" office:value="410.66666666666674" table:formula="of:=ABS([.J3]-[.I3])" table:style-name="ce7">
            <text:p>410.7</text:p>
          </table:table-cell>
          <table:table-cell office:value-type="float" office:value="1" table:formula="of:=SIGN([.F3])" table:style-name="ce5">
            <text:p>1</text:p>
          </table:table-cell>
          <table:table-cell office:value-type="string" table:style-name="ce1">
            <text:p>Right front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36" table:style-name="ce1">
            <text:p>336</text:p>
          </table:table-cell>
          <table:table-cell office:value-type="float" office:value="457" table:style-name="ce1">
            <text:p>457</text:p>
          </table:table-cell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office:value-type="float" office:value="-2.6888888888888891" table:formula="of:=([.C4]-[.B4])/([.E4]-[.D4])" table:style-name="ce4">
            <text:p>-2.69</text:p>
          </table:table-cell>
          <table:table-cell office:value-type="float" office:value="306" table:style-name="ce5">
            <text:p>306</text:p>
          </table:table-cell>
          <table:table-cell office:value-type="float" office:value="11.157024793388429" table:formula="of:=([.G4]-[.B4])/[.F4]+[.D4]" table:style-name="ce6">
            <text:p>11.16</text:p>
          </table:table-cell>
          <table:table-cell office:value-type="float" office:value="527.83333333333337" table:formula="of:=(-[.$B$15]*[.F4])+[.G4]" table:style-name="ce4">
            <text:p>527.83</text:p>
          </table:table-cell>
          <table:table-cell office:value-type="float" office:value="84.166666666666657" table:formula="of:=([.$B$15]*[.F4])+[.G4]" table:style-name="ce4">
            <text:p>84.17</text:p>
          </table:table-cell>
          <table:table-cell office:value-type="float" office:value="443.66666666666674" table:formula="of:=ABS([.J4]-[.I4])" table:style-name="ce7">
            <text:p>443.7</text:p>
          </table:table-cell>
          <table:table-cell office:value-type="float" office:value="-1" table:formula="of:=SIGN([.F4])" table:style-name="ce5">
            <text:p>-1</text:p>
          </table:table-cell>
          <table:table-cell office:value-type="string" table:style-name="ce1">
            <text:p>Right front hip</text:p>
          </table:table-cell>
          <table:table-cell table:number-columns-repeated="16371" table:style-name="ce1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130" table:style-name="ce1">
            <text:p>130</text:p>
          </table:table-cell>
          <table:table-cell office:value-type="float" office:value="350" table:style-name="ce1">
            <text:p>35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.4444444444444446" table:formula="of:=([.C5]-[.B5])/([.E5]-[.D5])" table:style-name="ce4">
            <text:p>2.44</text:p>
          </table:table-cell>
          <table:table-cell office:value-type="float" office:value="306" table:style-name="ce5">
            <text:p>306</text:p>
          </table:table-cell>
          <table:table-cell office:value-type="float" office:value="72" table:formula="of:=([.G5]-[.B5])/[.F5]+[.D5]" table:style-name="ce6">
            <text:p>72.00</text:p>
          </table:table-cell>
          <table:table-cell office:value-type="float" office:value="104.33333333333331" table:formula="of:=(-[.$B$15]*[.F5])+[.G5]" table:style-name="ce4">
            <text:p>104.33</text:p>
          </table:table-cell>
          <table:table-cell office:value-type="float" office:value="507.66666666666669" table:formula="of:=([.$B$15]*[.F5])+[.G5]" table:style-name="ce4">
            <text:p>507.67</text:p>
          </table:table-cell>
          <table:table-cell office:value-type="float" office:value="403.33333333333337" table:formula="of:=ABS([.J5]-[.I5])" table:style-name="ce7">
            <text:p>403.3</text:p>
          </table:table-cell>
          <table:table-cell office:value-type="float" office:value="1" table:formula="of:=SIGN([.F5])" table:style-name="ce5">
            <text:p>1</text:p>
          </table:table-cell>
          <table:table-cell office:value-type="string" table:style-name="ce1">
            <text:p>Right back low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316" table:style-name="ce1">
            <text:p>316</text:p>
          </table:table-cell>
          <table:table-cell office:value-type="float" office:value="536" table:style-name="ce1">
            <text:p>536</text:p>
          </table:table-cell>
          <table:table-cell office:value-type="float" office:value="-90" table:style-name="ce1">
            <text:p>-90</text:p>
          </table:table-cell>
          <table:table-cell office:value-type="float" office:value="0" table:style-name="ce1">
            <text:p>0</text:p>
          </table:table-cell>
          <table:table-cell office:value-type="float" office:value="2.4444444444444446" table:formula="of:=([.C6]-[.B6])/([.E6]-[.D6])" table:style-name="ce4">
            <text:p>2.44</text:p>
          </table:table-cell>
          <table:table-cell office:value-type="float" office:value="306" table:style-name="ce5">
            <text:p>306</text:p>
          </table:table-cell>
          <table:table-cell office:value-type="float" office:value="-94.090909090909093" table:formula="of:=([.G6]-[.B6])/[.F6]+[.D6]" table:style-name="ce6">
            <text:p>-94.09</text:p>
          </table:table-cell>
          <table:table-cell office:value-type="float" office:value="104.33333333333331" table:formula="of:=(-[.$B$15]*[.F6])+[.G6]" table:style-name="ce4">
            <text:p>104.33</text:p>
          </table:table-cell>
          <table:table-cell office:value-type="float" office:value="507.66666666666669" table:formula="of:=([.$B$15]*[.F6])+[.G6]" table:style-name="ce4">
            <text:p>507.67</text:p>
          </table:table-cell>
          <table:table-cell office:value-type="float" office:value="403.33333333333337" table:formula="of:=ABS([.J6]-[.I6])" table:style-name="ce7">
            <text:p>403.3</text:p>
          </table:table-cell>
          <table:table-cell office:value-type="float" office:value="1" table:formula="of:=SIGN([.F6])" table:style-name="ce5">
            <text:p>1</text:p>
          </table:table-cell>
          <table:table-cell office:value-type="string" table:style-name="ce1">
            <text:p>Right back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188" table:style-name="ce1">
            <text:p>188</text:p>
          </table:table-cell>
          <table:table-cell office:value-type="float" office:value="298" table:style-name="ce1">
            <text:p>298</text:p>
          </table:table-cell>
          <table:table-cell office:value-type="float" office:value="-45" table:style-name="ce1">
            <text:p>-45</text:p>
          </table:table-cell>
          <table:table-cell office:value-type="float" office:value="0" table:style-name="ce1">
            <text:p>0</text:p>
          </table:table-cell>
          <table:table-cell office:value-type="float" office:value="2.4444444444444446" table:formula="of:=([.C7]-[.B7])/([.E7]-[.D7])" table:style-name="ce4">
            <text:p>2.44</text:p>
          </table:table-cell>
          <table:table-cell office:value-type="float" office:value="306" table:style-name="ce5">
            <text:p>306</text:p>
          </table:table-cell>
          <table:table-cell office:value-type="float" office:value="3.2727272727272663" table:formula="of:=([.G7]-[.B7])/[.F7]+[.D7]" table:style-name="ce6">
            <text:p>3.27</text:p>
          </table:table-cell>
          <table:table-cell office:value-type="float" office:value="104.33333333333331" table:formula="of:=(-[.$B$15]*[.F7])+[.G7]" table:style-name="ce4">
            <text:p>104.33</text:p>
          </table:table-cell>
          <table:table-cell office:value-type="float" office:value="507.66666666666669" table:formula="of:=([.$B$15]*[.F7])+[.G7]" table:style-name="ce4">
            <text:p>507.67</text:p>
          </table:table-cell>
          <table:table-cell office:value-type="float" office:value="403.33333333333337" table:formula="of:=ABS([.J7]-[.I7])" table:style-name="ce7">
            <text:p>403.3</text:p>
          </table:table-cell>
          <table:table-cell office:value-type="float" office:value="1" table:formula="of:=SIGN([.F7])" table:style-name="ce5">
            <text:p>1</text:p>
          </table:table-cell>
          <table:table-cell office:value-type="string" table:style-name="ce1">
            <text:p>Right back hip</text:p>
          </table:table-cell>
          <table:table-cell table:number-columns-repeated="16371" table:style-name="ce1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306" table:style-name="ce1">
            <text:p>306</text:p>
          </table:table-cell>
          <table:table-cell office:value-type="float" office:value="534" table:style-name="ce1">
            <text:p>534</text:p>
          </table:table-cell>
          <table:table-cell office:value-type="float" office:value="-90" table:style-name="ce1">
            <text:p>-90</text:p>
          </table:table-cell>
          <table:table-cell office:value-type="float" office:value="0" table:style-name="ce1">
            <text:p>0</text:p>
          </table:table-cell>
          <table:table-cell office:value-type="float" office:value="2.5333333333333332" table:formula="of:=([.C8]-[.B8])/([.E8]-[.D8])" table:style-name="ce4">
            <text:p>2.53</text:p>
          </table:table-cell>
          <table:table-cell office:value-type="float" office:value="306" table:style-name="ce5">
            <text:p>306</text:p>
          </table:table-cell>
          <table:table-cell office:value-type="float" office:value="-90" table:formula="of:=([.G8]-[.B8])/[.F8]+[.D8]" table:style-name="ce6">
            <text:p>-90.00</text:p>
          </table:table-cell>
          <table:table-cell office:value-type="float" office:value="97" table:formula="of:=(-[.$B$15]*[.F8])+[.G8]" table:style-name="ce4">
            <text:p>97.00</text:p>
          </table:table-cell>
          <table:table-cell office:value-type="float" office:value="515" table:formula="of:=([.$B$15]*[.F8])+[.G8]" table:style-name="ce4">
            <text:p>515.00</text:p>
          </table:table-cell>
          <table:table-cell office:value-type="float" office:value="418" table:formula="of:=ABS([.J8]-[.I8])" table:style-name="ce7">
            <text:p>418.0</text:p>
          </table:table-cell>
          <table:table-cell office:value-type="float" office:value="1" table:formula="of:=SIGN([.F8])" table:style-name="ce5">
            <text:p>1</text:p>
          </table:table-cell>
          <table:table-cell office:value-type="string" table:style-name="ce1">
            <text:p>Left back low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276" table:style-name="ce1">
            <text:p>276</text:p>
          </table:table-cell>
          <table:table-cell office:value-type="float" office:value="500" table:style-name="ce1">
            <text:p>500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.4888888888888889" table:formula="of:=([.C9]-[.B9])/([.E9]-[.D9])" table:style-name="ce4">
            <text:p>2.49</text:p>
          </table:table-cell>
          <table:table-cell office:value-type="float" office:value="306" table:style-name="ce5">
            <text:p>306</text:p>
          </table:table-cell>
          <table:table-cell office:value-type="float" office:value="12.053571428571429" table:formula="of:=([.G9]-[.B9])/[.F9]+[.D9]" table:style-name="ce6">
            <text:p>12.05</text:p>
          </table:table-cell>
          <table:table-cell office:value-type="float" office:value="100.66666666666666" table:formula="of:=(-[.$B$15]*[.F9])+[.G9]" table:style-name="ce4">
            <text:p>100.67</text:p>
          </table:table-cell>
          <table:table-cell office:value-type="float" office:value="511.33333333333337" table:formula="of:=([.$B$15]*[.F9])+[.G9]" table:style-name="ce4">
            <text:p>511.33</text:p>
          </table:table-cell>
          <table:table-cell office:value-type="float" office:value="410.66666666666674" table:formula="of:=ABS([.J9]-[.I9])" table:style-name="ce7">
            <text:p>410.7</text:p>
          </table:table-cell>
          <table:table-cell office:value-type="float" office:value="1" table:formula="of:=SIGN([.F9])" table:style-name="ce1">
            <text:p>1</text:p>
          </table:table-cell>
          <table:table-cell office:value-type="string" table:style-name="ce1">
            <text:p>Left back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360" table:style-name="ce1">
            <text:p>360</text:p>
          </table:table-cell>
          <table:table-cell office:value-type="float" office:value="474" table:style-name="ce1">
            <text:p>474</text:p>
          </table:table-cell>
          <table:table-cell office:value-type="float" office:value="0" table:style-name="ce1">
            <text:p>0</text:p>
          </table:table-cell>
          <table:table-cell office:value-type="float" office:value="-45" table:style-name="ce1">
            <text:p>-45</text:p>
          </table:table-cell>
          <table:table-cell office:value-type="float" office:value="-2.5333333333333332" table:formula="of:=([.C10]-[.B10])/([.E10]-[.D10])" table:style-name="ce4">
            <text:p>-2.53</text:p>
          </table:table-cell>
          <table:table-cell office:value-type="float" office:value="306" table:style-name="ce5">
            <text:p>306</text:p>
          </table:table-cell>
          <table:table-cell office:value-type="float" office:value="21.315789473684212" table:formula="of:=([.G10]-[.B10])/[.F10]+[.D10]" table:style-name="ce6">
            <text:p>21.32</text:p>
          </table:table-cell>
          <table:table-cell office:value-type="float" office:value="515" table:formula="of:=(-[.$B$15]*[.F10])+[.G10]" table:style-name="ce4">
            <text:p>515.00</text:p>
          </table:table-cell>
          <table:table-cell office:value-type="float" office:value="97" table:formula="of:=([.$B$15]*[.F10])+[.G10]" table:style-name="ce4">
            <text:p>97.00</text:p>
          </table:table-cell>
          <table:table-cell office:value-type="float" office:value="418" table:formula="of:=ABS([.J10]-[.I10])" table:style-name="ce7">
            <text:p>418.0</text:p>
          </table:table-cell>
          <table:table-cell office:value-type="float" office:value="-1" table:formula="of:=SIGN([.F10])" table:style-name="ce5">
            <text:p>-1</text:p>
          </table:table-cell>
          <table:table-cell office:value-type="string" table:style-name="ce1">
            <text:p>Left back hip</text:p>
          </table:table-cell>
          <table:table-cell table:number-columns-repeated="16371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294" table:style-name="ce1">
            <text:p>294</text:p>
          </table:table-cell>
          <table:table-cell office:value-type="float" office:value="516" table:style-name="ce1">
            <text:p>516</text:p>
          </table:table-cell>
          <table:table-cell office:value-type="float" office:value="-90" table:style-name="ce1">
            <text:p>-90</text:p>
          </table:table-cell>
          <table:table-cell office:value-type="float" office:value="0" table:style-name="ce1">
            <text:p>0</text:p>
          </table:table-cell>
          <table:table-cell office:value-type="float" office:value="2.4666666666666668" table:formula="of:=([.C11]-[.B11])/([.E11]-[.D11])" table:style-name="ce4">
            <text:p>2.47</text:p>
          </table:table-cell>
          <table:table-cell office:value-type="float" office:value="306" table:style-name="ce5">
            <text:p>306</text:p>
          </table:table-cell>
          <table:table-cell office:value-type="float" office:value="-85.13513513513513" table:formula="of:=([.G11]-[.B11])/[.F11]+[.D11]" table:style-name="ce6">
            <text:p>-85.14</text:p>
          </table:table-cell>
          <table:table-cell office:value-type="float" office:value="102.5" table:formula="of:=(-[.$B$15]*[.F11])+[.G11]" table:style-name="ce4">
            <text:p>102.50</text:p>
          </table:table-cell>
          <table:table-cell office:value-type="float" office:value="509.5" table:formula="of:=([.$B$15]*[.F11])+[.G11]" table:style-name="ce4">
            <text:p>509.50</text:p>
          </table:table-cell>
          <table:table-cell office:value-type="float" office:value="407" table:formula="of:=ABS([.J11]-[.I11])" table:style-name="ce7">
            <text:p>407.0</text:p>
          </table:table-cell>
          <table:table-cell office:value-type="float" office:value="1" table:formula="of:=SIGN([.F11])" table:style-name="ce5">
            <text:p>1</text:p>
          </table:table-cell>
          <table:table-cell office:value-type="string" table:style-name="ce1">
            <text:p>Left front low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266" table:style-name="ce1">
            <text:p>266</text:p>
          </table:table-cell>
          <table:table-cell office:value-type="float" office:value="502" table:style-name="ce1">
            <text:p>502</text:p>
          </table:table-cell>
          <table:table-cell office:value-type="float" office:value="0" table:style-name="ce1">
            <text:p>0</text:p>
          </table:table-cell>
          <table:table-cell office:value-type="float" office:value="90" table:style-name="ce1">
            <text:p>90</text:p>
          </table:table-cell>
          <table:table-cell office:value-type="float" office:value="2.6222222222222222" table:formula="of:=([.C12]-[.B12])/([.E12]-[.D12])" table:style-name="ce4">
            <text:p>2.62</text:p>
          </table:table-cell>
          <table:table-cell office:value-type="float" office:value="306" table:style-name="ce5">
            <text:p>306</text:p>
          </table:table-cell>
          <table:table-cell office:value-type="float" office:value="15.254237288135593" table:formula="of:=([.G12]-[.B12])/[.F12]+[.D12]" table:style-name="ce6">
            <text:p>15.25</text:p>
          </table:table-cell>
          <table:table-cell office:value-type="float" office:value="89.666666666666657" table:formula="of:=(-[.$B$15]*[.F12])+[.G12]" table:style-name="ce4">
            <text:p>89.67</text:p>
          </table:table-cell>
          <table:table-cell office:value-type="float" office:value="522.33333333333337" table:formula="of:=([.$B$15]*[.F12])+[.G12]" table:style-name="ce4">
            <text:p>522.33</text:p>
          </table:table-cell>
          <table:table-cell office:value-type="float" office:value="432.66666666666674" table:formula="of:=ABS([.J12]-[.I12])" table:style-name="ce7">
            <text:p>432.7</text:p>
          </table:table-cell>
          <table:table-cell office:value-type="float" office:value="1" table:formula="of:=SIGN([.F12])" table:style-name="ce5">
            <text:p>1</text:p>
          </table:table-cell>
          <table:table-cell office:value-type="string" table:style-name="ce1">
            <text:p>Left front upper leg</text:p>
          </table:table-cell>
          <table:table-cell table:number-columns-repeated="16371" table:style-name="ce1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196" table:style-name="ce1">
            <text:p>196</text:p>
          </table:table-cell>
          <table:table-cell office:value-type="float" office:value="316" table:style-name="ce1">
            <text:p>316</text:p>
          </table:table-cell>
          <table:table-cell office:value-type="float" office:value="-45" table:style-name="ce1">
            <text:p>-45</text:p>
          </table:table-cell>
          <table:table-cell office:value-type="float" office:value="0" table:style-name="ce1">
            <text:p>0</text:p>
          </table:table-cell>
          <table:table-cell office:value-type="float" office:value="2.6666666666666665" table:formula="of:=([.C13]-[.B13])/([.E13]-[.D13])" table:style-name="ce4">
            <text:p>2.67</text:p>
          </table:table-cell>
          <table:table-cell office:value-type="float" office:value="306" table:style-name="ce5">
            <text:p>306</text:p>
          </table:table-cell>
          <table:table-cell office:value-type="float" office:value="-3.75" table:formula="of:=([.G13]-[.B13])/[.F13]+[.D13]" table:style-name="ce6">
            <text:p>-3.75</text:p>
          </table:table-cell>
          <table:table-cell office:value-type="float" office:value="86" table:formula="of:=(-[.$B$15]*[.F13])+[.G13]" table:style-name="ce4">
            <text:p>86.00</text:p>
          </table:table-cell>
          <table:table-cell office:value-type="float" office:value="526" table:formula="of:=([.$B$15]*[.F13])+[.G13]" table:style-name="ce4">
            <text:p>526.00</text:p>
          </table:table-cell>
          <table:table-cell office:value-type="float" office:value="440" table:formula="of:=ABS([.J13]-[.I13])" table:style-name="ce7">
            <text:p>440.0</text:p>
          </table:table-cell>
          <table:table-cell office:value-type="float" office:value="1" table:formula="of:=SIGN([.F13])" table:style-name="ce5">
            <text:p>1</text:p>
          </table:table-cell>
          <table:table-cell office:value-type="string" table:style-name="ce1">
            <text:p>Left front hip</text:p>
          </table:table-cell>
          <table:table-cell table:number-columns-repeated="16371" table:style-name="ce1"/>
        </table:table-row>
        <table:table-row table:style-name="ro3">
          <table:table-cell table:number-columns-repeated="16384"/>
        </table:table-row>
        <table:table-row table:style-name="ro4">
          <table:table-cell office:value-type="string" table:style-name="ce8">
            <text:p>Max Permissible Servo Angle, deg</text:p>
          </table:table-cell>
          <table:table-cell office:value-type="float" office:value="82.5" table:style-name="ce1">
            <text:p>82.5</text:p>
          </table:table-cell>
          <table:table-cell table:number-columns-repeated="16382" table:style-name="ce1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Juan Carlos Santamaria</dc:creator>
    <meta:creation-date>2020-07-06T22:20:11Z</meta:creation-date>
    <dc:date>2020-11-15T01:13:13Z</dc:date>
    <meta:editing-cycles>2</meta:editing-cycles>
    <meta:editing-duration>PT384S</meta:editing-duration>
  </office:meta>
</office:document-meta>
</file>